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auto-grow-height="true" fo:min-height="15.699cm"/>
    </style:style>
    <style:style style:name="pr8" style:family="presentation" style:parent-style-name="Standard-outline1">
      <style:graphic-properties fo:min-height="24.522cm"/>
    </style:style>
    <style:style style:name="pr9" style:family="presentation" style:parent-style-name="Standard-outline1">
      <style:graphic-properties fo:min-height="16.176cm"/>
    </style:style>
    <style:style style:name="pr10" style:family="presentation" style:parent-style-name="Standard-outline1">
      <style:graphic-properties fo:min-height="14.386cm"/>
    </style:style>
    <style:style style:name="P1" style:family="paragraph">
      <style:text-properties fo:font-size="32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0pt"/>
    </style:style>
    <style:style style:name="P4" style:family="paragraph">
      <style:text-properties fo:font-family="Arial" style:font-style-name="Italic" style:font-family-generic="swiss" style:font-pitch="variable" fo:font-size="20pt" style:font-size-asian="20pt" style:font-size-complex="20pt"/>
    </style:style>
    <style:style style:name="P5" style:family="paragraph">
      <style:paragraph-properties style:text-autospace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family="Arial" style:font-style-name="Italic" style:font-family-generic="swiss" style:font-pitch="variable" fo:font-size="20pt" style:font-size-asian="20pt" style:font-size-complex="20pt"/>
    </style:style>
    <style:style style:name="T3" style:family="text">
      <style:text-properties style:use-window-font-color="true" style:text-outline="false" style:text-line-through-style="none" fo:font-family="Arial" style:font-style-name="Italic" style:font-family-generic="swiss" style:font-pitch="variable" fo:font-size="20pt" fo:font-style="normal" fo:text-shadow="none" style:text-underline-style="none" fo:font-weight="normal" style:letter-kerning="true" style:font-family-asian="Times-Roman" style:font-family-generic-asian="roman" style:font-size-asian="20pt" style:font-style-asian="normal" style:font-weight-asian="normal" style:font-family-complex="Times-Roman" style:font-family-generic-complex="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bbb529" style:text-outline="false" style:text-line-through-style="none" fo:font-family="Menlo" fo:font-size="16pt" fo:text-shadow="none" style:text-underline-style="none" fo:font-weight="normal" style:letter-kerning="true" style:font-family-asian="Menlo" style:font-size-asian="16pt" style:font-weight-asian="normal" style:font-family-complex="Menlo" style:font-size-complex="16pt" style:font-weight-complex="normal" style:text-emphasize="none" style:font-relief="none" style:text-overline-style="none" style:text-overline-color="font-color"/>
    </style:style>
    <style:style style:name="T5" style:family="text">
      <style:text-properties fo:color="#a9b7c6" style:text-outline="false" style:text-line-through-style="none" fo:font-family="Menlo" fo:font-size="16pt" fo:text-shadow="none" style:text-underline-style="none" fo:font-weight="normal" style:letter-kerning="true" style:font-family-asian="Menlo" style:font-size-asian="16pt" style:font-weight-asian="normal" style:font-family-complex="Menlo" style:font-size-complex="16pt" style:font-weight-complex="normal" style:text-emphasize="none" style:font-relief="none" style:text-overline-style="none" style:text-overline-color="font-color"/>
    </style:style>
    <style:style style:name="T6" style:family="text">
      <style:text-properties fo:color="#6a8759" style:text-outline="false" style:text-line-through-style="none" fo:font-family="Menlo" fo:font-size="16pt" fo:text-shadow="none" style:text-underline-style="none" fo:font-weight="normal" style:letter-kerning="true" style:font-family-asian="Menlo" style:font-size-asian="16pt" style:font-weight-asian="normal" style:font-family-complex="Menlo" style:font-size-complex="16pt" style:font-weight-complex="normal" style:text-emphasize="none" style:font-relief="none" style:text-overline-style="none" style:text-overline-color="font-color"/>
    </style:style>
    <style:style style:name="T7" style:family="text">
      <style:text-properties fo:color="#cc7832" style:text-outline="false" style:text-line-through-style="none" fo:font-family="Menlo" fo:font-size="16pt" fo:text-shadow="none" style:text-underline-style="none" fo:font-weight="normal" style:letter-kerning="true" style:font-family-asian="Menlo" style:font-size-asian="16pt" style:font-weight-asian="normal" style:font-family-complex="Menlo" style:font-size-complex="16pt" style:font-weight-complex="normal" style:text-emphasize="none" style:font-relief="none" style:text-overline-style="none" style:text-overline-color="font-color"/>
    </style:style>
    <style:style style:name="T8" style:family="text">
      <style:text-properties fo:color="#9876aa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color="#ffc66d" style:text-outline="false" style:text-line-through-style="none" fo:font-family="Menlo" fo:font-size="16pt" fo:text-shadow="none" style:text-underline-style="none" fo:font-weight="normal" style:letter-kerning="true" style:font-family-asian="Menlo" style:font-size-asian="16pt" style:font-weight-asian="normal" style:font-family-complex="Menlo" style:font-size-complex="16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a9b7c6" style:text-outline="false" style:text-line-through-style="none" fo:font-family="Menlo" fo:font-size="16pt" fo:font-style="italic" fo:text-shadow="none" style:text-underline-style="none" fo:font-weight="normal" style:letter-kerning="true" style:font-family-asian="Menlo" style:font-size-asian="16pt" style:font-style-asian="italic" style:font-weight-asian="normal" style:font-family-complex="Menlo" style:font-size-complex="16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a9b7c6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cc7832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c66d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a8759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c7832" style:text-outline="false" style:text-line-through-style="none" fo:font-family="Menlo" fo:font-size="12pt" fo:font-style="normal" fo:text-shadow="none" style:text-underline-style="none" fo:font-weight="normal" style:letter-kerning="true" style:font-family-asian="Menlo" style:font-size-asian="12pt" style:font-style-asian="normal" style:font-weight-asian="normal" style:font-family-complex="Menlo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fo:font-family="Menlo" fo:font-size="16pt" fo:text-shadow="none" style:text-underline-style="none" fo:font-weight="normal" style:letter-kerning="true" style:font-family-asian="Menlo" style:font-size-asian="16pt" style:font-weight-asian="normal" style:font-family-complex="Menlo" style:font-size-complex="16pt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a9b7c6" style:text-outline="false" style:text-line-through-style="none" fo:font-family="Menlo" fo:font-size="18pt" fo:font-style="normal" fo:text-shadow="none" style:text-underline-style="none" fo:font-weight="normal" style:letter-kerning="true" style:font-family-asian="Menlo" style:font-size-asian="18pt" style:font-style-asian="normal" style:font-weight-asian="normal" style:font-family-complex="Menl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bbb529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9876aa" style:text-outline="false" style:text-line-through-style="none" fo:font-family="Menlo" fo:font-size="16pt" fo:text-shadow="none" style:text-underline-style="none" fo:font-weight="normal" style:letter-kerning="true" style:font-family-asian="Menlo" style:font-size-asian="16pt" style:font-weight-asian="normal" style:font-family-complex="Menlo" style:font-size-complex="16pt" style:font-weight-complex="normal" style:text-emphasize="none" style:font-relief="none" style:text-overline-style="none" style:text-overline-color="font-color"/>
    </style:style>
    <style:style style:name="T22" style:family="text">
      <style:text-properties fo:color="#e8bf6a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a5c261" style:text-outline="false" style:text-line-through-style="none" fo:font-family="Menlo" fo:font-size="16pt" fo:font-style="normal" fo:text-shadow="none" style:text-underline-style="none" fo:font-weight="normal" style:letter-kerning="true" style:font-family-asian="Menlo" style:font-size-asian="16pt" style:font-style-asian="normal" style:font-weight-asian="normal" style:font-family-complex="Menlo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Einstieg in Dropwizard </text:p>
            <text:p>mit xx Frag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arum wird Dropwizard eingesetzt?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Zunehmender Einsatz von Microservice-Architekturen im WWW</text:span></text:p>
              </text:list-item>
              <text:list-item>
                <text:p><text:span text:style-name="T1">Ablösung von monolithischen Architekturen</text:span></text:p>
              </text:list-item>
              <text:list-item>
                <text:p><text:span text:style-name="T1">Bestehende Frameworks, z. B. Spring, haben eine umfangreiche Funktionlität, die nicht immer genutzt wird</text:span></text:p>
              </text:list-item>
              <text:list-item>
                <text:p><text:span text:style-name="T1">Erhoffte Vorteile der Ablösung: </text:span></text:p>
                <text:list>
                  <text:list-item>
                    <text:p><text:span text:style-name="T1">„</text:span><text:span text:style-name="T1">Einfache“, überschaubare Services schaffen, die unabhängig voneinander releast und deployt werden können </text:span></text:p>
                  </text:list-item>
                  <text:list-item>
                    <text:p><text:span text:style-name="T1">Schnellere Einarbeitung in einen Service möglich</text:span></text:p>
                  </text:list-item>
                  <text:list-item>
                    <text:p><text:span text:style-name="T1">Teams können Verantwortung für einen oder mehrere Services übernehmen</text:span></text:p>
                  </text:list-item>
                  <text:list-item>
                    <text:p><text:span text:style-name="T1">Fokussierung bei den Tests/Abnahmen auf den geänderten Service und dessen Schnittstellen möglich</text:span></text:p>
                  </text:list-item>
                  <text:list-item>
                    <text:p><text:span text:style-name="T1">Schnellere Release-Zykl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as ist Dropwizard?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Dropwizard (DW) ist ein Java Framework für RESTful Web Services</text:span></text:p>
              </text:list-item>
              <text:list-item>
                <text:p><text:span text:style-name="T1">Entwickelt von Yammer für die eigenen Backend-Services</text:span></text:p>
              </text:list-item>
              <text:list-item>
                <text:p><text:span text:style-name="T1">Bestandteile des Frameworks u.a.: Jersey (HTTP), Jackson (JSON), jDBI und Hibernate (ORM DB), Maven (Lebenszyklus), Junit (Test)</text:span></text:p>
              </text:list-item>
              <text:list-item>
                <text:p><text:span text:style-name="T1">Alternativen zu Dropwizard: Spring Boot (leichtgewichtige Variante von Spring, Integration der GUI im Framework vorgesehe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Was ist REST?</text:p>
          </draw:text-box>
        </draw:frame>
        <draw:frame presentation:style-name="pr7" draw:text-style-name="P4" draw:layer="layout" svg:width="25.199cm" svg:height="15.699cm" svg:x="1.4cm" svg:y="4.914cm" presentation:class="outline" presentation:user-transformed="true">
          <draw:text-box>
            <text:list text:style-name="L2">
              <text:list-item>
                <text:p><text:span text:style-name="T2">Verwendung von HTTP-Methoden, u. a.: </text:span><text:span text:style-name="T3">GET, HEAD, PUT, DELETE, and POST.</text:span></text:p>
              </text:list-item>
              <text:list-item>
                <text:p><text:span text:style-name="T2">Möglichkeit der Verarbeitung verschiedener Medientypen (XML, JSON, Text (plain, html), …)</text:span></text:p>
              </text:list-item>
              <text:list-item>
                <text:p><text:span text:style-name="T2">REST ist adressierbar und zustandslos</text:span></text:p>
              </text:list-item>
              <text:list-item>
                <text:p><text:span text:style-name="T2">Adressierbar durch URLs: http://localhost:18181/helloWorld/simpleText</text:span></text:p>
                <text:list>
                  <text:list-item>
                    <text:p><text:span text:style-name="T2">Achtung: Keine Verben in den URLs verwenden, diese werden durch die HTTP-Methoden abgebildet (! http://example.com/kunde/ausgabeListe) </text:span></text:p>
                  </text:list-item>
                </text:list>
              </text:list-item>
              <text:list-item>
                <text:p><text:span text:style-name="T2">Zustandslos: K</text:span><text:span text:style-name="T3">eine Sitzungsinformationen im HTTP-Request/Response (nur über Anwenderschicht z. B. durch Session-IDs oder Cookies)</text:span></text:p>
              </text:list-item>
              <text:list-item>
                <text:p><text:span text:style-name="T3">Bestandteile eines HTTP-Request: HTTP-Methode, die URL, der HEADER, der Entity-Body (wird auch als Repräsentation bezeichnet)</text:span></text:p>
              </text:list-item>
              <text:list-item>
                <text:p><text:span text:style-name="T3">Bestandteile eines HTTP-Response: Response-Code (200 :-)), HEADER, der Entity-Body mit Medientyp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ie könnte eine <text:s/><text:line-break/>„Hallo Welt“ Resource aussehen?</text:p>
          </draw:text-box>
        </draw:frame>
        <draw:frame presentation:style-name="pr8" draw:text-style-name="P2" draw:layer="layout" svg:width="25.199cm" svg:height="24.522cm" svg:x="1.4cm" svg:y="4.914cm" presentation:class="outline" presentation:user-transformed="true">
          <draw:text-box>
            <text:list text:style-name="L2">
              <text:list-item>
                <text:p><text:span text:style-name="T1">Die Dokumentation lesen und einen ersten Service selber bauen :-): URL / Das ITECH-Beispielprojekt bei GITLAB runterladen und mit Hilfe der READ-ME-Datei starten</text:span></text:p>
              </text:list-item>
              <text:list-item>
                <text:p><text:span text:style-name="T1">Der Aufruf der URL </text:span><text:span text:style-name="T1"><text:a xlink:href="http://localhost:18181/helloWorld/simpleText">http://localhost:18181/helloWorld/simpleText</text:a></text:span><text:span text:style-name="T1"> ruft folgende Resource, die eine statische Methode der Klasse HelloWorld aufruft, auf:</text:span></text:p>
              </text:list-item>
            </text:list>
            <text:p text:style-name="P5"><text:span text:style-name="T4">@Path</text:span><text:span text:style-name="T5">(</text:span><text:span text:style-name="T6">"helloWorld"</text:span><text:span text:style-name="T5">)</text:span><text:span text:style-name="T5"><text:line-break/></text:span><text:span text:style-name="T5"> <text:s text:c="7"/></text:span><text:span text:style-name="T7">public class </text:span><text:span text:style-name="T5">HelloWorldResource </text:span><text:span text:style-name="T7">extends </text:span><text:span text:style-name="T5">JerseyClient {</text:span><text:span text:style-name="T5"><text:line-break/></text:span><text:span text:style-name="T5"> <text:s text:c="7"/></text:span><text:span text:style-name="T4">@Path</text:span><text:span text:style-name="T5">(</text:span><text:span text:style-name="T6">"/simpleText"</text:span><text:span text:style-name="T5">)</text:span><text:span text:style-name="T5"><text:line-break/></text:span><text:span text:style-name="T5"> <text:s text:c="7"/></text:span><text:span text:style-name="T4">@GET</text:span><text:span text:style-name="T4"><text:line-break/></text:span><text:span text:style-name="T4"> <text:s text:c="7"/>@Produces</text:span><text:span text:style-name="T5">(MediaType.</text:span><text:span text:style-name="T8">TEXT_PLAIN</text:span><text:span text:style-name="T5">)</text:span><text:span text:style-name="T5"><text:line-break/></text:span><text:span text:style-name="T5"> <text:s text:c="7"/></text:span><text:span text:style-name="T7">public </text:span><text:span text:style-name="T5">Response </text:span><text:span text:style-name="T9">helloWorld</text:span><text:span text:style-name="T5">() {</text:span><text:span text:style-name="T5"><text:line-break/></text:span><text:span text:style-name="T5"> <text:s text:c="11"/>String helloWorld = HelloWorld.</text:span><text:span text:style-name="T10">helloWorldString</text:span><text:span text:style-name="T5">()</text:span><text:span text:style-name="T7">;</text:span><text:span text:style-name="T7"><text:line-break/></text:span><text:span text:style-name="T7"> <text:s text:c="11"/>return </text:span><text:span text:style-name="T5">Response.</text:span><text:span text:style-name="T10">ok</text:span><text:span text:style-name="T11">(helloWorld).build()</text:span><text:span text:style-name="T12">;</text:span><text:span text:style-name="T12"><text:line-break/></text:span><text:span text:style-name="T12"> <text:s text:c="7"/></text:span><text:span text:style-name="T11">} </text:span></text:p>
            <text:p text:style-name="P5"><text:span text:style-name="T11">}</text:span></text:p>
            <text:p text:style-name="P5"><text:span text:style-name="T12">public class </text:span><text:span text:style-name="T11">HelloWorld {</text:span><text:span text:style-name="T11"><text:line-break/></text:span><text:span text:style-name="T11"> <text:s text:c="3"/></text:span><text:span text:style-name="T12">public static </text:span><text:span text:style-name="T11">String </text:span><text:span text:style-name="T13">helloWorldString</text:span><text:span text:style-name="T11">(){ </text:span><text:span text:style-name="T12">return </text:span><text:span text:style-name="T14">"Hallo Welt!"</text:span><text:span text:style-name="T12">; </text:span><text:span text:style-name="T11">}</text:span><text:span text:style-name="T11"><text:line-break/></text:span><text:span text:style-name="T11">}</text:span></text:p>
            <text:p text:style-name="P5"><text:span text:style-name="T11"/></text:p>
            <text:p text:style-name="P5"><text:span text:style-name="T11"/></text:p>
            <text:list text:continue-numbering="true" text:style-name="L2">
              <text:list-item>
                <text:p><text:span text:style-name="T1">Folgendes wird benötigt:</text:span></text:p>
                <text:list>
                  <text:list-item>
                    <text:p><text:span text:style-name="T1">Eine einfache HelloWorld-Klasse mit einer statischen Methode</text:span></text:p>
                  </text:list-item>
                </text:list>
              </text:list-item>
            </text:list>
            <text:p text:style-name="P5"><text:span text:style-name="T15"/></text:p>
            <text:p text:style-name="P5"><text:span text:style-name="T16"/></text:p>
            <text:list text:continue-numbering="true" text:style-name="L2">
              <text:list-item>
                <text:list>
                  <text:list-item>
                    <text:p><text:span text:style-name="T1">Eine Resource: Ausgabe eines einfachen</text:span></text:p>
                  </text:list-item>
                </text:list>
              </text:list-item>
            </text:list>
            <text:p text:style-name="P5"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ie kann eine Resource „angemeldet“ werden?</text:p>
          </draw:text-box>
        </draw:frame>
        <draw:frame presentation:style-name="pr9" draw:text-style-name="P2" draw:layer="layout" svg:width="25.199cm" svg:height="16.176cm" svg:x="1.4cm" svg:y="4.914cm" presentation:class="outline" presentation:user-transformed="true">
          <draw:text-box>
            <text:list text:style-name="L2">
              <text:list-item>
                <text:p><text:span text:style-name="T18">Dazu wird eine ItechDropApp-Klasse mit der Main-Methode erstellt</text:span></text:p>
              </text:list-item>
              <text:list-item>
                <text:p><text:span text:style-name="T18">Erbt von der Klasse Application (Dropwizard-Standard). Die ItechDropConf (Konfiguration) hat noch keinen Inhalt.</text:span></text:p>
              </text:list-item>
              <text:list-item>
                <text:p><text:span text:style-name="T18">Registrierung der Resource über </text:span><text:span text:style-name="T19">environment.jersey().register</text:span></text:p>
              </text:list-item>
            </text:list>
            <text:p text:style-name="P5"><text:span text:style-name="T12">public class </text:span><text:span text:style-name="T11">ItechDropApp </text:span><text:span text:style-name="T12">extends </text:span><text:span text:style-name="T11">Application&lt;ItechDropConf&gt; {</text:span><text:span text:style-name="T11"><text:line-break/></text:span><text:span text:style-name="T11"><text:line-break/></text:span><text:span text:style-name="T11"> <text:s text:c="3"/></text:span><text:span text:style-name="T12">public static void </text:span><text:span text:style-name="T13">main</text:span><text:span text:style-name="T11">(</text:span><text:span text:style-name="T12">final </text:span><text:span text:style-name="T11">String[] args) </text:span><text:span text:style-name="T12">throws </text:span><text:span text:style-name="T11">Exception {</text:span><text:span text:style-name="T11"><text:line-break/></text:span><text:span text:style-name="T11"> <text:s text:c="7"/></text:span><text:span text:style-name="T12">new </text:span><text:span text:style-name="T11">ItechDropApp().run(args)</text:span><text:span text:style-name="T12">;</text:span><text:span text:style-name="T12"><text:line-break/></text:span><text:span text:style-name="T12"> <text:s text:c="3"/></text:span><text:span text:style-name="T11">}</text:span><text:span text:style-name="T11"><text:line-break/></text:span><text:span text:style-name="T11"><text:line-break/></text:span><text:span text:style-name="T11"> <text:s text:c="3"/></text:span><text:span text:style-name="T20">@Override</text:span><text:span text:style-name="T20"><text:line-break/></text:span><text:span text:style-name="T20"> <text:s text:c="3"/></text:span><text:span text:style-name="T12">public void </text:span><text:span text:style-name="T13">run</text:span><text:span text:style-name="T11">(</text:span><text:span text:style-name="T12">final </text:span><text:span text:style-name="T11">ItechDropConf configuration</text:span><text:span text:style-name="T12">,</text:span><text:span text:style-name="T12"><text:line-break/></text:span><text:span text:style-name="T12"> <text:s text:c="19"/>final </text:span><text:span text:style-name="T11">Environment environment) {</text:span><text:span text:style-name="T12"><text:line-break/></text:span><text:span text:style-name="T12"> <text:s text:c="7"/></text:span><text:span text:style-name="T11">environment.jersey().register(</text:span><text:span text:style-name="T12">new </text:span><text:span text:style-name="T11">HelloWorldResource())</text:span><text:span text:style-name="T12">;</text:span><text:span text:style-name="T12"><text:line-break/></text:span><text:span text:style-name="T12"> <text:s text:c="7"/></text:span><text:span text:style-name="T11">setupHelloWorldResource(environment)</text:span><text:span text:style-name="T12">;</text:span><text:span text:style-name="T12"><text:line-break/></text:span><text:span text:style-name="T12"> <text:s text:c="3"/></text:span><text:span text:style-name="T11">}</text:span><text:span text:style-name="T11"><text:line-break/></text:span><text:span text:style-name="T11"><text:line-break/></text:span><text:span text:style-name="T11"> <text:s text:c="3"/></text:span><text:span text:style-name="T12">private void </text:span><text:span text:style-name="T13">setupHelloWorldResource</text:span><text:span text:style-name="T11">(Environment environment) {</text:span><text:span text:style-name="T11"><text:line-break/></text:span><text:span text:style-name="T11"> <text:s text:c="7"/>HelloWorldResource helloWorldResource = </text:span><text:span text:style-name="T12">new </text:span><text:span text:style-name="T11">HelloWorldResource()</text:span><text:span text:style-name="T12">;</text:span><text:span text:style-name="T12"><text:line-break/></text:span><text:span text:style-name="T12"> <text:s text:c="7"/></text:span><text:span text:style-name="T11">environment.jersey().register(helloWorldResource)</text:span><text:span text:style-name="T12">;</text:span><text:span text:style-name="T12"><text:line-break/></text:span><text:span text:style-name="T12"> <text:s text:c="3"/></text:span><text:span text:style-name="T11">}</text:span><text:span text:style-name="T11"><text:line-break/></text:span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ie kann eine <text:line-break/>Resource konsumiert werden?</text:p>
          </draw:text-box>
        </draw:frame>
        <draw:frame presentation:style-name="pr10" draw:text-style-name="P2" draw:layer="layout" svg:width="25.199cm" svg:height="14.386cm" svg:x="1.4cm" svg:y="4.914cm" presentation:class="outline" presentation:user-transformed="true">
          <draw:text-box>
            <text:list text:style-name="L2">
              <text:list-item>
                <text:p><text:span text:style-name="T18">Es wird ein Jersey-Client erzeugt (javax.ws.rs.client), der die „eigene“ helloWorld-Ressource“ konsumiert und zurückgibt. </text:span></text:p>
              </text:list-item>
            </text:list>
            <text:p text:style-name="P5"><text:span text:style-name="T4">@Produces</text:span><text:span text:style-name="T5">(MediaType.</text:span><text:span text:style-name="T8">TEXT_PLAIN</text:span><text:span text:style-name="T5">)</text:span><text:span text:style-name="T5"><text:line-break/></text:span><text:span text:style-name="T4">@Path</text:span><text:span text:style-name="T5">(</text:span><text:span text:style-name="T6">"client"</text:span><text:span text:style-name="T5">)</text:span><text:span text:style-name="T5"><text:line-break/></text:span><text:span text:style-name="T7">public class </text:span><text:span text:style-name="T5">HelloWorldClient {</text:span><text:span text:style-name="T5"><text:line-break/></text:span><text:span text:style-name="T5"><text:line-break/></text:span><text:span text:style-name="T5"> <text:s text:c="3"/></text:span><text:span text:style-name="T7">private </text:span><text:span text:style-name="T5">Client </text:span><text:span text:style-name="T21">client</text:span><text:span text:style-name="T7">;</text:span><text:span text:style-name="T7"><text:line-break/></text:span><text:span text:style-name="T7"> <text:s text:c="3"/>public </text:span><text:span text:style-name="T5">HelloWorldClient(Client client) { </text:span><text:span text:style-name="T7">this</text:span><text:span text:style-name="T5">.</text:span><text:span text:style-name="T21">client </text:span><text:span text:style-name="T5">= client</text:span><text:span text:style-name="T7">; </text:span><text:span text:style-name="T5">}</text:span><text:span text:style-name="T5"><text:line-break/></text:span><text:span text:style-name="T5"><text:line-break/></text:span><text:span text:style-name="T5"> <text:s text:c="3"/></text:span><text:span text:style-name="T4">@GET</text:span><text:span text:style-name="T4"><text:line-break/></text:span><text:span text:style-name="T4"> <text:s text:c="3"/>@Path</text:span><text:span text:style-name="T5">(</text:span><text:span text:style-name="T6">"helloWorldText"</text:span><text:span text:style-name="T5">)</text:span><text:span text:style-name="T5"><text:line-break/></text:span><text:span text:style-name="T5"> <text:s text:c="3"/></text:span><text:span text:style-name="T7">public </text:span><text:span text:style-name="T5">Response </text:span><text:span text:style-name="T9">showHelloWorld</text:span><text:span text:style-name="T5">() {</text:span><text:span text:style-name="T5"><text:line-break/></text:span><text:span text:style-name="T5"><text:line-break/></text:span><text:span text:style-name="T5"> <text:s text:c="7"/>WebTarget helloWorld = </text:span><text:span text:style-name="T21">client</text:span><text:span text:style-name="T5">.target(</text:span><text:span text:style-name="T6">"http://localhost:18181"</text:span><text:span text:style-name="T5">)</text:span><text:span text:style-name="T5"><text:line-break/></text:span><text:span text:style-name="T5"> <text:s text:c="15"/>.path(</text:span><text:span text:style-name="T6">"helloWorld"</text:span><text:span text:style-name="T5">).path(</text:span><text:span text:style-name="T6">"simpleText"</text:span><text:span text:style-name="T5">)</text:span><text:span text:style-name="T7">;</text:span><text:span text:style-name="T7"><text:line-break/></text:span><text:span text:style-name="T7"> <text:s text:c="7"/></text:span><text:span text:style-name="T5">Invocation.Builder invocationBuilder =</text:span><text:span text:style-name="T5"><text:line-break/></text:span><text:span text:style-name="T5"> <text:s text:c="15"/>helloWorld.request(MediaType.</text:span><text:span text:style-name="T8">TEXT_PLAIN</text:span><text:span text:style-name="T11">)</text:span><text:span text:style-name="T12">;</text:span><text:span text:style-name="T12"><text:line-break/></text:span><text:span text:style-name="T12"> <text:s text:c="7"/></text:span><text:span text:style-name="T11">Response response = invocationBuilder.get()</text:span><text:span text:style-name="T12">;</text:span><text:span text:style-name="T12"><text:line-break/></text:span><text:span text:style-name="T12"> <text:s text:c="7"/>return </text:span><text:span text:style-name="T11">response</text:span><text:span text:style-name="T12">;</text:span><text:span text:style-name="T12"><text:line-break/></text:span><text:span text:style-name="T12"> <text:s text:c="3"/></text:span><text:span text:style-name="T11">}</text:span><text:span text:style-name="T11"><text:line-break/></text:span><text:span text:style-name="T1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Offen Fragen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ie funktioniert HTTPs mit DW?</text:p>
              </text:list-item>
              <text:list-item>
                <text:p>Wie können Query-Parameter übergeben werden?</text:p>
              </text:list-item>
              <text:list-item>
                <text:p>Wie erfolgt der Zugriff auf eine Datenban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as sind HEALTH-Checks?</text:p>
          </draw:text-box>
        </draw:frame>
        <draw:frame presentation:style-name="pr5" draw:text-style-name="P2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Wofür ist die YAML-Datei?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/>
              </text:list-item>
            </text:list>
            <text:p text:style-name="P5"><text:span text:style-name="T22">server:</text:span><text:span text:style-name="T22"><text:line-break/></text:span><text:span text:style-name="T22"> <text:s/>adminMinThreads: </text:span><text:span text:style-name="T23">1</text:span><text:span text:style-name="T23"><text:line-break/></text:span><text:span text:style-name="T23"> <text:s/></text:span><text:span text:style-name="T22">adminMaxThreads: </text:span><text:span text:style-name="T23">64</text:span><text:span text:style-name="T23"><text:line-break/></text:span><text:span text:style-name="T23"> <text:s/></text:span><text:span text:style-name="T22">applicationConnectors:</text:span><text:span text:style-name="T22"><text:line-break/></text:span><text:span text:style-name="T22"> <text:s text:c="3"/></text:span><text:span text:style-name="T23">- </text:span><text:span text:style-name="T22">type: </text:span><text:span text:style-name="T23">http</text:span><text:span text:style-name="T23"><text:line-break/></text:span><text:span text:style-name="T23"> <text:s text:c="5"/></text:span><text:span text:style-name="T22">port: </text:span><text:span text:style-name="T23">18181</text:span><text:span text:style-name="T23"><text:line-break/></text:span><text:span text:style-name="T23"> <text:s/></text:span><text:span text:style-name="T22">adminConnectors:</text:span><text:span text:style-name="T22"><text:line-break/></text:span><text:span text:style-name="T22"> <text:s text:c="3"/></text:span><text:span text:style-name="T23">- </text:span><text:span text:style-name="T22">type: </text:span><text:span text:style-name="T23">http</text:span><text:span text:style-name="T23"><text:line-break/></text:span><text:span text:style-name="T23"> <text:s text:c="5"/></text:span><text:span text:style-name="T22">port: </text:span><text:span text:style-name="T23">18182</text:span></text:p>
            <text:p text:style-name="P5"><text:span text:style-name="T2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iko </meta:initial-creator>
    <meta:creation-date>2016-08-22T16:04:44</meta:creation-date>
    <meta:editing-duration>PT19H18M26S</meta:editing-duration>
    <meta:editing-cycles>26</meta:editing-cycles>
    <dc:date>2016-09-05T07:23:57</dc:date>
    <dc:creator>Heiko </dc:creator>
    <meta:generator>OpenOffice/4.1.1$Unix OpenOffice.org_project/411m6$Build-9775</meta:generator>
    <meta:document-statistic meta:object-count="61"/>
  </office:meta>
</office:document-meta>
</file>